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 be taught befor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What is an image?</text:p>
              </text:list-item>
              <text:list-item>
                <text:p text:style-name="P1">BGR, HSV</text:p>
              </text:list-item>
              <text:list-item>
                <text:p text:style-name="P1">Exercise: computer vision from Duckietown</text:p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13:30:41.081145870</meta:creation-date>
    <dc:date>2018-06-28T13:33:22.100620560</dc:date>
    <meta:editing-duration>PT2M41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